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7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d850" officeooo:paragraph-rsid="0014d850"/>
    </style:style>
    <style:style style:name="P2" style:family="paragraph" style:parent-style-name="Table_20_Contents">
      <style:text-properties fo:font-weight="bold" officeooo:rsid="0014d850" officeooo:paragraph-rsid="0014d850" style:font-weight-asian="bold" style:font-weight-complex="bold"/>
    </style:style>
    <style:style style:name="P3" style:family="paragraph" style:parent-style-name="Table_20_Contents">
      <style:text-properties fo:font-weight="bold" officeooo:rsid="0016dc92" officeooo:paragraph-rsid="0016dc92" style:font-weight-asian="bold" style:font-weight-complex="bold"/>
    </style:style>
    <style:style style:name="P4" style:family="paragraph" style:parent-style-name="Table_20_Contents">
      <style:text-properties fo:font-weight="normal" officeooo:rsid="0014d850" officeooo:paragraph-rsid="0014d850" style:font-weight-asian="normal" style:font-weight-complex="normal"/>
    </style:style>
    <style:style style:name="P5" style:family="paragraph" style:parent-style-name="Table_20_Contents">
      <style:text-properties officeooo:rsid="0016dc92" officeooo:paragraph-rsid="0016dc92"/>
    </style:style>
    <style:style style:name="P6" style:family="paragraph" style:parent-style-name="Table_20_Contents">
      <style:text-properties officeooo:rsid="0018c4f2" officeooo:paragraph-rsid="0018c4f2"/>
    </style:style>
    <style:style style:name="P7" style:family="paragraph" style:parent-style-name="Table_20_Contents">
      <style:text-properties officeooo:rsid="001bc177" officeooo:paragraph-rsid="001bc177"/>
    </style:style>
    <style:style style:name="P8" style:family="paragraph" style:parent-style-name="Table_20_Contents" style:list-style-name="L1">
      <style:text-properties officeooo:rsid="001bc177" officeooo:paragraph-rsid="001bc177"/>
    </style:style>
    <style:style style:name="P9" style:family="paragraph" style:parent-style-name="Table_20_Contents" style:list-style-name="L2">
      <style:text-properties officeooo:rsid="001bc177" officeooo:paragraph-rsid="001bc177"/>
    </style:style>
    <style:style style:name="P10" style:family="paragraph" style:parent-style-name="Table_20_Contents">
      <style:text-properties fo:font-weight="bold" officeooo:rsid="0014d850" officeooo:paragraph-rsid="0014d850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4d850" officeooo:paragraph-rsid="0014d850" style:font-weight-asian="bold" style:font-weight-complex="bold"/>
    </style:style>
    <style:style style:name="T1" style:family="text">
      <style:text-properties fo:font-weight="normal" officeooo:rsid="001bc177" style:font-weight-asian="normal" style:font-weight-complex="normal"/>
    </style:style>
    <style:style style:name="T2" style:family="text">
      <style:text-properties officeooo:rsid="001bc1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>Test Scenario Number: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Tested By:</text:p>
          </table:table-cell>
          <table:table-cell table:style-name="Table1.D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Sprint Number:</text:p>
          </table:table-cell>
          <table:table-cell table:style-name="Table1.B4" office:value-type="string">
            <text:p text:style-name="P1"/>
          </table:table-cell>
          <table:table-cell table:style-name="Table1.A2" office:value-type="string">
            <text:p text:style-name="P2">Application:</text:p>
          </table:table-cell>
          <table:table-cell table:style-name="Table1.D4" office:value-type="string">
            <text:p text:style-name="P5"/>
          </table:table-cell>
        </table:table-row>
        <table:table-row>
          <table:table-cell table:style-name="Table1.A2" office:value-type="string">
            <text:p text:style-name="P2">Tracker ID:</text:p>
          </table:table-cell>
          <table:table-cell table:style-name="Table1.B4" office:value-type="string">
            <text:p text:style-name="P1"/>
          </table:table-cell>
          <table:table-cell table:style-name="Table1.A2" office:value-type="string">
            <text:p text:style-name="P2">Time Estimation:</text:p>
          </table:table-cell>
          <table:table-cell table:style-name="Table1.D4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Module:</text:p>
          </table:table-cell>
          <table:table-cell table:style-name="Table1.B4" office:value-type="string">
            <text:p text:style-name="P1"/>
          </table:table-cell>
          <table:table-cell table:style-name="Table1.A2" office:value-type="string">
            <text:p text:style-name="P2">Type:</text:p>
          </table:table-cell>
          <table:table-cell table:style-name="Table1.D4" office:value-type="string">
            <text:p text:style-name="P6"/>
          </table:table-cell>
        </table:table-row>
        <table:table-row>
          <table:table-cell table:style-name="Table1.A5" table:number-columns-spanned="4" office:value-type="string">
            <text:p text:style-name="P2">Test Scenario and Requirements Description:</text:p>
            <text:p text:style-name="P2">Prerequisites:</text:p>
            <text:list xml:id="list8212789816805104107" text:style-name="L1">
              <text:list-item>
                <text:p text:style-name="P8">Prereqs Go Here</text:p>
              </text:list-item>
            </text:list>
            <text:p text:style-name="P1"/>
          </table:table-cell>
          <table:covered-table-cell/>
          <table:covered-table-cell/>
          <table:covered-table-cell/>
        </table:table-row>
        <table:table-row>
          <table:table-cell table:style-name="Table1.A6" table:number-columns-spanned="4" office:value-type="string">
            <text:p text:style-name="P2">Scenario Title: <text:span text:style-name="T1">Scenario Title</text:span></text:p>
            <text:p text:style-name="P2">Scenario Procedure:</text:p>
            <text:p text:style-name="P4"><text:tab/><text:span text:style-name="T2">[Quick overview of scenario] <text:s/></text:span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11">Scenario Steps:</text:p>
          </table:table-cell>
          <table:covered-table-cell/>
          <table:table-cell table:style-name="Table1.C7" table:number-columns-spanned="2" office:value-type="string">
            <text:p text:style-name="P11">Validation:</text:p>
          </table:table-cell>
          <table:covered-table-cell/>
        </table:table-row>
        <table:table-row>
          <table:table-cell table:style-name="Table1.A8" table:number-columns-spanned="2" office:value-type="string">
            <text:p text:style-name="P3"><text:span text:style-name="T2">Step 1 Title</text:span>:</text:p>
            <text:list xml:id="list2609042606982516145" text:style-name="L2">
              <text:list-item>
                <text:p text:style-name="P9">Sub Step 1</text:p>
                <text:list>
                  <text:list-item>
                    <text:p text:style-name="P9">Sub Step Info</text:p>
                  </text:list-item>
                </text:list>
              </text:list-item>
              <text:list-item>
                <text:p text:style-name="P9">Sub Step 2</text:p>
              </text:list-item>
            </text:list>
          </table:table-cell>
          <table:covered-table-cell/>
          <table:table-cell table:style-name="Table1.C8" table:number-columns-spanned="2" office:value-type="string">
            <text:p text:style-name="P7">Confirmation that the tester can expect.</text:p>
          </table:table-cell>
          <table:covered-table-cell/>
        </table:table-row>
        <table:table-row>
          <table:table-cell table:style-name="Table1.A10" table:number-columns-spanned="2" office:value-type="string">
            <text:p text:style-name="P3"><text:span text:style-name="T2">Step 2 Title</text:span>:</text:p>
            <text:list xml:id="list133318544303692" text:continue-numbering="true" text:style-name="L2">
              <text:list-item>
                <text:p text:style-name="P9">Sub Step 3</text:p>
                <text:list>
                  <text:list-item>
                    <text:p text:style-name="P9">Sub Step Info</text:p>
                  </text:list-item>
                </text:list>
              </text:list-item>
              <text:list-item>
                <text:p text:style-name="P9">Sub Step 4</text:p>
              </text:list-item>
            </text:list>
          </table:table-cell>
          <table:covered-table-cell/>
          <table:table-cell table:style-name="Table1.C10" table:number-columns-spanned="2" office:value-type="string">
            <text:p text:style-name="P7">Confirmation that the tester can expect.</text:p>
          </table:table-cell>
          <table:covered-table-cell/>
        </table:table-row>
        <table:table-row>
          <table:table-cell table:style-name="Table1.A10" table:number-columns-spanned="2" office:value-type="string">
            <text:p text:style-name="P3"><text:span text:style-name="T2">Step 3 Title</text:span>:</text:p>
            <text:list xml:id="list133317406848085" text:continue-numbering="true" text:style-name="L2">
              <text:list-item>
                <text:p text:style-name="P9">Sub Step 5</text:p>
                <text:list>
                  <text:list-item>
                    <text:p text:style-name="P9">Sub Step Info</text:p>
                  </text:list-item>
                </text:list>
              </text:list-item>
              <text:list-item>
                <text:p text:style-name="P9">Sub Step 6</text:p>
              </text:list-item>
            </text:list>
          </table:table-cell>
          <table:covered-table-cell/>
          <table:table-cell table:style-name="Table1.C10" table:number-columns-spanned="2" office:value-type="string">
            <text:p text:style-name="P7">Confirmation that the tester can expect.</text:p>
          </table:table-cell>
          <table:covered-table-cell/>
        </table:table-row>
        <table:table-row>
          <table:table-cell table:style-name="Table1.A11" table:number-columns-spanned="2" office:value-type="string">
            <text:p text:style-name="P3"><text:span text:style-name="T2">Step 4 Title</text:span>:</text:p>
            <text:list xml:id="list133318285001921" text:continue-numbering="true" text:style-name="L2">
              <text:list-item>
                <text:p text:style-name="P9">Sub Step 7</text:p>
                <text:list>
                  <text:list-item>
                    <text:p text:style-name="P9">Sub Step Info</text:p>
                  </text:list-item>
                </text:list>
              </text:list-item>
              <text:list-item>
                <text:p text:style-name="P9">Sub Step 8</text:p>
              </text:list-item>
            </text:list>
          </table:table-cell>
          <table:covered-table-cell/>
          <table:table-cell table:style-name="Table1.C11" table:number-columns-spanned="2" office:value-type="string">
            <text:p text:style-name="P7">Confirmation that the tester can expect.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3:36:53.043947873</meta:creation-date>
    <dc:date>2017-12-06T13:33:16.393121836</dc:date>
    <meta:editing-duration>PT19M27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1" meta:paragraph-count="36" meta:word-count="121" meta:character-count="643" meta:non-whitespace-character-count="568"/>
  </office:meta>
</office:document-meta>
</file>